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ConfigurationTests.testCustomPropertiesWithGeneric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ueConfig.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ConstructorConfig.ObjectFactoryConstructorConfig( ObjectFactory &lt; Colour &gt; colou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nfigWithProviderMethodArguments.testBean2( @ Value ( "#{systemProperties[myProp]}" ) Provider &lt; String &gt; nam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nfigWithProviderFields.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Config.col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urationTests.testValueInjectionWith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Config.setHostname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nfigWithAliasedMetaAnnotation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urationTests.testCustomPropertiesWithClassPat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ConfigWithAliasedMetaAnnotation.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urationTests.testValueInjectionWithProvider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leConstructorConfig.MultipleConstructorConfig( String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urationTests.testAutowiredConfigurationMethod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leConstructorConfig.MultipleConstructorConfig( Colour colo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urationTests.testValueInjectionWithProviderMethod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Config.setResourc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urationTests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AutowiredMethodConfig.testBean( Optional &lt; Colour &gt; colour , Optional &lt; List &lt; Colour &gt; &gt; colou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dConfigurationTests.testAutowiredConfigurationMethodDependenciesWithOptionalAn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ConfigWithMetaAnnotation.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nfigWithProviderConstructorArguments.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structorConfig.AutowiredConstructorConfig( Colour colo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urationTests.testValueInjectionWithAliased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urationTests.testAutowiredSingleConstructor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owiredConfigurationTests.testObjectFactoryConstructorWithTyp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ueConfigWithProviderMethodArguments.testBean( @ Value ( "#{systemProperties[myProp]}" ) Provider &lt; String &gt;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nfigWithMetaAnnotation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urationTests.doTestValueInjection( BeanFactory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ueConfigWithAliasedMetaAnnotation.setName2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MethodConfig.testBean( Colour colour , List &lt; Colour &gt; colou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urationTests.testAutowiredConfiguration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wiredConfigurationTests.testValueInjectionWithProviderConstructor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ConfigurationTests.testAutowiredAnnotatedConstructor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ueConfigWithMetaAnnotation.setName2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figurationTests.testValu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ConfigWithProviderConstructorArguments.ValueConfigWithProviderConstructorArguments( @ Value ( "#{systemProperties[myProp]}" ) Provider &lt; String &gt; name , @ Value ( "#{systemProperties[myProp]}" ) Provider &lt; String &gt; nam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ConfigurationTests.testAutowiredConfigurationMethodDependenciesWithOptionalAnd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ConfigWithProviderConstructorArguments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nfig.setName2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nfigWithProviderFields.setName2( Provider &lt; String &gt;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nfigWithProviderFields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